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4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1.256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4.547cm"/>
    </style:style>
    <style:style style:name="co10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a6" style:text-align-source="fix" style:repeat-content="false" fo:border-left="0.06pt solid #ffff00" fo:border-right="0.06pt solid #ffff00" fo:border-top="0.06pt solid #ffff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d7" style:text-align-source="fix" style:repeat-content="false" fo:border-left="0.06pt solid #ffff00" fo:border-right="0.06pt solid #ffff00" fo:border-top="non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d7" style:text-align-source="fix" style:repeat-content="false" fo:border-left="0.06pt solid #ffff00" fo:border-right="0.06pt solid #ffff00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ffff00" fo:background-color="#ffffd7" style:text-align-source="fix" style:repeat-content="false" fo:border-left="0.06pt solid #ffff00" fo:border-right="0.06pt solid #ffff00" fo:border-top="none"/>
      <style:paragraph-properties fo:text-align="start" fo:margin-left="0cm"/>
    </style:style>
    <style:style style:name="ce26" style:family="table-cell" style:parent-style-name="Default">
      <style:table-cell-properties fo:border-bottom="none" fo:background-color="#81d41a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b4c7dc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6d" style:text-align-source="fix" style:repeat-content="false" fo:border-left="0.06pt solid #ffff00" fo:border-right="0.06pt solid #ffff00" fo:border-top="0.06pt solid #ffff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ffffd7" style:text-align-source="fix" style:repeat-content="false" fo:border-left="0.06pt solid #ffff00" fo:border-right="0.06pt solid #ffff00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ffff00" fo:background-color="#ffffd7" style:text-align-source="fix" style:repeat-content="false" fo:border-left="0.06pt solid #ffff00" fo:border-right="0.06pt solid #ffff00" fo:border-top="non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ffff00" fo:background-color="#ffffd7" style:text-align-source="fix" style:repeat-content="false" fo:border-left="0.06pt solid #ffff00" fo:border-right="0.06pt solid #ffff00" fo:border-top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line draw:z-index="0" draw:name="Linia pozioma 1" draw:style-name="gr1" draw:text-style-name="P1" svg:x1="5.135cm" svg:y1="2.089cm" svg:x2="6.869cm" svg:y2="2.089cm">
            <text:p/>
          </draw:line>
          <draw:line draw:z-index="1" draw:name="Linia pozioma 2" draw:style-name="gr1" draw:text-style-name="P1" svg:x1="11.054cm" svg:y1="2.09cm" svg:x2="13.231cm" svg:y2="2.09cm">
            <text:p/>
          </draw:line>
          <draw:line draw:z-index="2" draw:name="Linia pozioma 3" draw:style-name="gr1" draw:text-style-name="P1" svg:x1="6.168cm" svg:y1="6.701cm" svg:x2="6.934cm" svg:y2="6.701cm">
            <text:p/>
          </draw:line>
          <draw:line draw:z-index="3" draw:name="Linia pozioma 4" draw:style-name="gr1" draw:text-style-name="P1" svg:x1="5.123cm" svg:y1="2.836cm" svg:x2="6.14cm" svg:y2="2.836cm">
            <text:p/>
          </draw:line>
          <draw:line draw:z-index="4" draw:name="Linia pozioma 5" draw:style-name="gr1" draw:text-style-name="P1" svg:x1="6.14cm" svg:y1="6.713cm" svg:x2="6.134cm" svg:y2="2.755cm">
            <text:p/>
          </draw:line>
          <draw:line draw:z-index="5" draw:name="Linia pozioma 6" draw:style-name="gr1" draw:text-style-name="P1" svg:x1="11.03cm" svg:y1="7.712cm" svg:x2="13.286cm" svg:y2="7.712cm">
            <text:p/>
          </draw:line>
          <draw:line draw:z-index="6" draw:name="Linia pozioma 7" draw:style-name="gr1" draw:text-style-name="P1" svg:x1="11.786cm" svg:y1="6.701cm" svg:x2="11.059cm" svg:y2="6.701cm">
            <text:p/>
          </draw:line>
          <draw:line draw:z-index="7" draw:name="Linia pozioma 8" draw:style-name="gr1" draw:text-style-name="P1" svg:x1="13.259cm" svg:y1="2.836cm" svg:x2="11.813cm" svg:y2="2.836cm">
            <text:p/>
          </draw:line>
          <draw:line draw:z-index="8" draw:name="Linia pozioma 9" draw:style-name="gr1" draw:text-style-name="P1" svg:x1="11.813cm" svg:y1="6.713cm" svg:x2="11.819cm" svg:y2="2.755cm">
            <text:p/>
          </draw:line>
          <draw:line draw:z-index="9" draw:name="Linia pozioma 10" draw:style-name="gr1" draw:text-style-name="P1" svg:x1="23.818cm" svg:y1="2.09cm" svg:x2="25.995cm" svg:y2="2.09cm">
            <text:p/>
          </draw:line>
          <draw:line draw:z-index="10" draw:name="Linia pozioma 11" draw:style-name="gr1" draw:text-style-name="P1" svg:x1="23.818cm" svg:y1="6.102cm" svg:x2="25.995cm" svg:y2="6.102cm">
            <text:p/>
          </draw:line>
          <draw:line draw:z-index="11" draw:name="Linia pozioma 1" draw:style-name="gr1" draw:text-style-name="P1" svg:x1="5.135cm" svg:y1="11.335cm" svg:x2="6.869cm" svg:y2="11.335cm">
            <text:p/>
          </draw:line>
          <draw:line draw:z-index="12" draw:name="Linia pozioma 2" draw:style-name="gr1" draw:text-style-name="P1" svg:x1="11.054cm" svg:y1="11.335cm" svg:x2="13.231cm" svg:y2="11.335cm">
            <text:p/>
          </draw:line>
          <draw:line draw:z-index="13" draw:name="Linia pozioma 12" draw:style-name="gr1" draw:text-style-name="P1" svg:x1="6.226cm" svg:y1="11.299cm" svg:x2="6.903cm" svg:y2="10.972cm">
            <text:p/>
          </draw:line>
          <draw:line draw:z-index="14" draw:name="Linia pozioma 13" draw:style-name="gr1" draw:text-style-name="P1" svg:x1="6.201cm" svg:y1="11.345cm" svg:x2="6.864cm" svg:y2="11.668cm">
            <text:p/>
          </draw:line>
          <draw:line draw:z-index="15" draw:name="Linia pozioma 14" draw:style-name="gr1" draw:text-style-name="P1" svg:x1="16.769cm" svg:y1="11.335cm" svg:x2="19.167cm" svg:y2="11.335cm">
            <text:p/>
          </draw:lin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1"/>
        </table:table-row>
        <table:table-row table:style-name="ro1">
          <table:table-cell table:number-columns-repeated="3"/>
          <table:table-cell table:style-name="ce2" office:value-type="string" calcext:value-type="string">
            <text:p>Identyfikacja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PRODUKT</text:p>
          </table:table-cell>
          <table:table-cell table:style-name="ce1"/>
          <table:table-cell table:style-name="ce26" office:value-type="string" calcext:value-type="string">
            <text:p>PRODUKT_w_JĘZYKU</text:p>
          </table:table-cell>
          <table:table-cell table:style-name="ce1"/>
          <table:table-cell table:style-name="ce15" office:value-type="string" calcext:value-type="string" table:number-columns-spanned="1" table:number-rows-spanned="2">
            <text:p>JĘZYK</text:p>
          </table:table-cell>
          <table:table-cell table:style-name="ce1" table:number-columns-repeated="2"/>
          <table:table-cell table:style-name="ce26" office:value-type="string" calcext:value-type="string">
            <text:p>PRODUKT_w_JĘZYKU</text:p>
          </table:table-cell>
          <table:table-cell table:style-name="ce1"/>
          <table:table-cell table:style-name="ce38" office:value-type="string" calcext:value-type="string">
            <text:p>NAZWY</text:p>
          </table:table-cell>
          <table:table-cell table:style-name="ce1" table:number-columns-repeated="1010"/>
        </table:table-row>
        <table:table-row table:style-name="ro1">
          <table:table-cell/>
          <table:table-cell table:style-name="ce4" office:value-type="string" calcext:value-type="string">
            <text:p>- kod produktu</text:p>
          </table:table-cell>
          <table:table-cell/>
          <table:table-cell table:style-name="ce8" office:value-type="string" calcext:value-type="string">
            <text:p>- kod produktu</text:p>
          </table:table-cell>
          <table:table-cell/>
          <table:covered-table-cell table:style-name="ce16"/>
          <table:table-cell table:number-columns-repeated="2"/>
          <table:table-cell table:style-name="ce8" office:value-type="string" calcext:value-type="string">
            <text:p>- kod produktu</text:p>
          </table:table-cell>
          <table:table-cell/>
          <table:table-cell table:style-name="ce20" office:value-type="string" calcext:value-type="string">
            <text:p>- nazwa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- kod EAN</text:p>
          </table:table-cell>
          <table:table-cell/>
          <table:table-cell table:style-name="ce9" office:value-type="string" calcext:value-type="string">
            <text:p>- kod języka</text:p>
          </table:table-cell>
          <table:table-cell/>
          <table:table-cell table:style-name="ce17" office:value-type="string" calcext:value-type="string">
            <text:p>- kod języka</text:p>
          </table:table-cell>
          <table:table-cell table:number-columns-repeated="2"/>
          <table:table-cell table:style-name="ce9" office:value-type="string" calcext:value-type="string">
            <text:p>- kod języka</text:p>
          </table:table-cell>
          <table:table-cell/>
          <table:table-cell table:style-name="ce21" office:value-type="string" calcext:value-type="string">
            <text:p>- opis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- kod Exact</text:p>
          </table:table-cell>
          <table:table-cell table:number-columns-repeated="1019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2"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/>
          <table:table-cell/>
          <table:table-cell table:style-name="ce26" office:value-type="string" calcext:value-type="string" table:number-columns-spanned="1" table:number-rows-spanned="3">
            <text:p>PRODUKT w_JĘZYKU i_w_WYDANIU</text:p>
          </table:table-cell>
          <table:table-cell table:number-columns-repeated="4"/>
          <table:table-cell table:style-name="ce26" office:value-type="string" calcext:value-type="string" table:number-columns-spanned="1" table:number-rows-spanned="3">
            <text:p>PRODUKT w_JĘZYKU i_w_WYDANIU</text:p>
          </table:table-cell>
          <table:table-cell/>
          <table:table-cell table:style-name="ce38" office:value-type="string" calcext:value-type="string" table:number-columns-spanned="1" table:number-rows-spanned="2">
            <text:p>CENY</text:p>
          </table:table-cell>
          <table:table-cell table:number-columns-repeated="1010"/>
        </table:table-row>
        <table:table-row table:style-name="ro1">
          <table:table-cell table:number-columns-repeated="3"/>
          <table:covered-table-cell table:style-name="ce10"/>
          <table:table-cell table:number-columns-repeated="4"/>
          <table:covered-table-cell table:style-name="ce10"/>
          <table:table-cell/>
          <table:covered-table-cell table:style-name="ce38"/>
          <table:table-cell table:number-columns-repeated="1010"/>
        </table:table-row>
        <table:table-row table:style-name="ro1">
          <table:table-cell table:number-columns-repeated="3"/>
          <table:covered-table-cell table:style-name="ce10"/>
          <table:table-cell table:number-columns-repeated="4"/>
          <table:covered-table-cell table:style-name="ce10"/>
          <table:table-cell/>
          <table:table-cell table:style-name="ce20" office:value-type="string" calcext:value-type="string">
            <text:p>- cena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8" office:value-type="string" calcext:value-type="string">
            <text:p>- kod produktu</text:p>
          </table:table-cell>
          <table:table-cell table:number-columns-repeated="4"/>
          <table:table-cell table:style-name="ce8" office:value-type="string" calcext:value-type="string">
            <text:p>- kod produktu</text:p>
          </table:table-cell>
          <table:table-cell/>
          <table:table-cell table:style-name="ce21" office:value-type="string" calcext:value-type="string">
            <text:p>- cena promocyjna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/>
          <table:table-cell table:style-name="ce8" office:value-type="string" calcext:value-type="string">
            <text:p>- kod języka</text:p>
          </table:table-cell>
          <table:table-cell/>
          <table:table-cell table:style-name="ce15" office:value-type="string" calcext:value-type="string" table:number-columns-spanned="1" table:number-rows-spanned="2">
            <text:p>WYDANIE</text:p>
          </table:table-cell>
          <table:table-cell table:number-columns-repeated="2"/>
          <table:table-cell table:style-name="ce8" office:value-type="string" calcext:value-type="string">
            <text:p>- kod języka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9" office:value-type="string" calcext:value-type="string">
            <text:p>- kod wydania</text:p>
          </table:table-cell>
          <table:table-cell/>
          <table:covered-table-cell table:style-name="ce16"/>
          <table:table-cell table:number-columns-repeated="2"/>
          <table:table-cell table:style-name="ce9" office:value-type="string" calcext:value-type="string">
            <text:p>- kod wydania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8" office:value-type="string" calcext:value-type="string">
            <text:p>- kod wydania</text:p>
          </table:table-cell>
          <table:table-cell table:number-columns-repeated="1015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3"/>
          <table:table-cell table:style-name="ce11" office:value-type="string" calcext:value-type="string" table:number-columns-spanned="1" table:number-rows-spanned="3">
            <text:p>WARTOŚĆ PARAMETRU PRODUKTU</text:p>
          </table:table-cell>
          <table:table-cell/>
          <table:table-cell table:style-name="ce26" office:value-type="string" calcext:value-type="string" table:number-columns-spanned="1" table:number-rows-spanned="3">
            <text:p>NAZWA PARAMETRU w_JĘZYKU</text:p>
          </table:table-cell>
          <table:table-cell table:number-columns-repeated="1015"/>
        </table:table-row>
        <table:table-row table:style-name="ro1">
          <table:table-cell/>
          <table:table-cell table:style-name="ce26" office:value-type="string" calcext:value-type="string" table:number-columns-spanned="1" table:number-rows-spanned="2">
            <text:p>PRODUKT_w_JĘZYKU</text:p>
          </table:table-cell>
          <table:table-cell/>
          <table:covered-table-cell table:style-name="ce12"/>
          <table:table-cell/>
          <table:covered-table-cell table:style-name="ce10"/>
          <table:table-cell table:number-columns-repeated="1015"/>
        </table:table-row>
        <table:table-row table:style-name="ro1">
          <table:table-cell/>
          <table:covered-table-cell table:style-name="ce26"/>
          <table:table-cell table:style-name="ce1"/>
          <table:covered-table-cell table:style-name="ce26"/>
          <table:table-cell table:style-name="ce1"/>
          <table:covered-table-cell table:style-name="ce10"/>
          <table:table-cell table:number-columns-repeated="2"/>
          <table:table-cell table:style-name="ce15" office:value-type="string" calcext:value-type="string" table:number-columns-spanned="1" table:number-rows-spanned="2">
            <text:p>JĘZYK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- kod produktu</text:p>
          </table:table-cell>
          <table:table-cell/>
          <table:table-cell table:style-name="ce13" office:value-type="string" calcext:value-type="string">
            <text:p>- wartość cyfrowa</text:p>
          </table:table-cell>
          <table:table-cell/>
          <table:table-cell table:style-name="ce8" office:value-type="string" calcext:value-type="string">
            <text:p>- nazwa</text:p>
          </table:table-cell>
          <table:table-cell table:number-columns-repeated="2"/>
          <table:covered-table-cell table:style-name="ce16"/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- kod języka</text:p>
          </table:table-cell>
          <table:table-cell/>
          <table:table-cell table:style-name="ce14" office:value-type="string" calcext:value-type="string">
            <text:p>- wartość opisowa</text:p>
          </table:table-cell>
          <table:table-cell/>
          <table:table-cell table:style-name="ce8" office:value-type="string" calcext:value-type="string">
            <text:p>- miano</text:p>
          </table:table-cell>
          <table:table-cell table:number-columns-repeated="2"/>
          <table:table-cell table:style-name="ce17" office:value-type="string" calcext:value-type="string">
            <text:p>- kod języka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9"/>
          <table:table-cell table:number-columns-repeated="1015"/>
        </table:table-row>
        <table:table-row table:style-name="ro1" table:number-rows-repeated="1048548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24">00.00.0000</text:date>, <text:time style:data-style-name="N2" text:time-value="14:38:01.371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4T14:02:32.716000000</meta:creation-date>
    <dc:date>2022-12-24T14:35:43.568000000</dc:date>
    <meta:editing-duration>PT33M2S</meta:editing-duration>
    <meta:editing-cycles>17</meta:editing-cycles>
    <meta:generator>LibreOffice/7.2.4.1$Windows_X86_64 LibreOffice_project/27d75539669ac387bb498e35313b970b7fe9c4f9</meta:generator>
    <meta:document-statistic meta:table-count="1" meta:cell-count="40" meta:object-count="16"/>
  </office:meta>
</office:document-meta>
</file>